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575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" table:style-name="ta1">
        <table:shapes>
          <draw:frame draw:z-index="0" draw:style-name="gr1" draw:text-style-name="P1" svg:width="15.999cm" svg:height="8.999cm" svg:x="15.359cm" svg:y="137.347cm">
            <draw:object draw:notify-on-update-of-ranges="resultado.O1:resultado.O1 resultado.O2:resultado.O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3.229cm" svg:y="137.4cm">
            <draw:object draw:notify-on-update-of-ranges="resultado.Q1:resultado.Q1 resultado.Q2:resultado.Q3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number-columns-repeated="7" table:default-cell-style-name="Default"/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http://34.132.27.196/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float" office:value="1673722216917" calcext:value-type="float">
            <text:p>1673722216917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http://34.132.27.196/</text:p>
          </table:table-cell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float" office:value="1673722216927" calcext:value-type="float">
            <text:p>1673722216927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http://34.132.27.196/</text:p>
          </table:table-cell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1">
          <table:table-cell office:value-type="float" office:value="1673722216920" calcext:value-type="float">
            <text:p>1673722216920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http://34.132.27.196/</text:p>
          </table:table-cell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1">
          <table:table-cell office:value-type="float" office:value="1673722216922" calcext:value-type="float">
            <text:p>1673722216922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http://34.132.27.196/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http://34.132.27.196/</text:p>
          </table:table-cell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http://34.132.27.196/</text:p>
          </table:table-cell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http://34.132.27.196/</text:p>
          </table:table-cell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1">
          <table:table-cell office:value-type="float" office:value="1673722216924" calcext:value-type="float">
            <text:p>1673722216924</text:p>
          </table:table-cell>
          <table:table-cell office:value-type="float" office:value="2708" calcext:value-type="float">
            <text:p>27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http://34.132.27.196/</text:p>
          </table:table-cell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float" office:value="1673722216921" calcext:value-type="float">
            <text:p>1673722216921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http://34.132.27.196/</text:p>
          </table:table-cell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float" office:value="1673722216934" calcext:value-type="float">
            <text:p>1673722216934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http://34.132.27.196/</text:p>
          </table:table-cell>
          <table:table-cell office:value-type="float" office:value="2778" calcext:value-type="float">
            <text:p>277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office:value-type="float" office:value="1673722216917" calcext:value-type="float">
            <text:p>1673722216917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http://34.132.27.196/</text:p>
          </table:table-cell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float" office:value="1673722216924" calcext:value-type="float">
            <text:p>1673722216924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http://34.132.27.196/</text:p>
          </table:table-cell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1673722216917" calcext:value-type="float">
            <text:p>1673722216917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http://34.132.27.196/</text:p>
          </table:table-cell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http://34.132.27.196/</text:p>
          </table:table-cell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float" office:value="1673722216922" calcext:value-type="float">
            <text:p>1673722216922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http://34.132.27.196/</text:p>
          </table:table-cell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1673722216924" calcext:value-type="float">
            <text:p>1673722216924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http://34.132.27.196/</text:p>
          </table:table-cell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1673722216917" calcext:value-type="float">
            <text:p>1673722216917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http://34.132.27.196/</text:p>
          </table:table-cell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</text:p>
          </table:table-cell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float" office:value="1673722216930" calcext:value-type="float">
            <text:p>1673722216930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1">
          <table:table-cell office:value-type="float" office:value="1673722216924" calcext:value-type="float">
            <text:p>1673722216924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http://34.132.27.196/</text:p>
          </table:table-cell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1673722216917" calcext:value-type="float">
            <text:p>1673722216917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http://34.132.27.196/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3139" calcext:value-type="float">
            <text:p>31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http://34.132.27.196/</text:p>
          </table:table-cell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http://34.132.27.196/</text:p>
          </table:table-cell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1">
          <table:table-cell office:value-type="float" office:value="1673722216922" calcext:value-type="float">
            <text:p>1673722216922</text:p>
          </table:table-cell>
          <table:table-cell office:value-type="float" office:value="3161" calcext:value-type="float">
            <text:p>31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http://34.132.27.196/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3178" calcext:value-type="float">
            <text:p>31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http://34.132.27.196/</text:p>
          </table:table-cell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1673722216920" calcext:value-type="float">
            <text:p>1673722216920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http://34.132.27.196/</text:p>
          </table:table-cell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http://34.132.27.196/</text:p>
          </table:table-cell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http://34.132.27.196/</text:p>
          </table:table-cell>
          <table:table-cell office:value-type="float" office:value="3237" calcext:value-type="float">
            <text:p>32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http://34.132.27.196/</text:p>
          </table:table-cell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1673722216917" calcext:value-type="float">
            <text:p>1673722216917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http://34.132.27.196/</text:p>
          </table:table-cell>
          <table:table-cell office:value-type="float" office:value="3304" calcext:value-type="float">
            <text:p>330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http://34.132.27.196/</text:p>
          </table:table-cell>
          <table:table-cell office:value-type="float" office:value="3704" calcext:value-type="float">
            <text:p>3704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float" office:value="1673722216940" calcext:value-type="float">
            <text:p>1673722216940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http://34.132.27.196/</text:p>
          </table:table-cell>
          <table:table-cell office:value-type="float" office:value="3691" calcext:value-type="float">
            <text:p>369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office:value-type="float" office:value="1673722216922" calcext:value-type="float">
            <text:p>1673722216922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http://34.132.27.196/</text:p>
          </table:table-cell>
          <table:table-cell office:value-type="float" office:value="3711" calcext:value-type="float">
            <text:p>371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http://34.132.27.196/</text:p>
          </table:table-cell>
          <table:table-cell office:value-type="float" office:value="3755" calcext:value-type="float">
            <text:p>3755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http://34.132.27.196/</text:p>
          </table:table-cell>
          <table:table-cell office:value-type="float" office:value="3778" calcext:value-type="float">
            <text:p>377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673722216917" calcext:value-type="float">
            <text:p>1673722216917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http://34.132.27.196/</text:p>
          </table:table-cell>
          <table:table-cell office:value-type="float" office:value="3916" calcext:value-type="float">
            <text:p>39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3912" calcext:value-type="float">
            <text:p>39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http://34.132.27.196/</text:p>
          </table:table-cell>
          <table:table-cell office:value-type="float" office:value="3910" calcext:value-type="float">
            <text:p>391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673722216922" calcext:value-type="float">
            <text:p>1673722216922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http://34.132.27.196/</text:p>
          </table:table-cell>
          <table:table-cell office:value-type="float" office:value="3913" calcext:value-type="float">
            <text:p>391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3915" calcext:value-type="float">
            <text:p>39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http://34.132.27.196/</text:p>
          </table:table-cell>
          <table:table-cell office:value-type="float" office:value="3914" calcext:value-type="float">
            <text:p>3914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float" office:value="1673722216922" calcext:value-type="float">
            <text:p>1673722216922</text:p>
          </table:table-cell>
          <table:table-cell office:value-type="float" office:value="4022" calcext:value-type="float">
            <text:p>40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http://34.132.27.196/</text:p>
          </table:table-cell>
          <table:table-cell office:value-type="float" office:value="4021" calcext:value-type="float">
            <text:p>402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http://34.132.27.196/</text:p>
          </table:table-cell>
          <table:table-cell office:value-type="float" office:value="4038" calcext:value-type="float">
            <text:p>403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4062" calcext:value-type="float">
            <text:p>40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http://34.132.27.196/</text:p>
          </table:table-cell>
          <table:table-cell office:value-type="float" office:value="4061" calcext:value-type="float">
            <text:p>406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673722216925" calcext:value-type="float">
            <text:p>1673722216925</text:p>
          </table:table-cell>
          <table:table-cell office:value-type="float" office:value="4094" calcext:value-type="float">
            <text:p>40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http://34.132.27.196/</text:p>
          </table:table-cell>
          <table:table-cell office:value-type="float" office:value="4092" calcext:value-type="float">
            <text:p>409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http://34.132.27.196/</text:p>
          </table:table-cell>
          <table:table-cell office:value-type="float" office:value="4121" calcext:value-type="float">
            <text:p>412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ttp://34.132.27.196/</text:p>
          </table:table-cell>
          <table:table-cell office:value-type="float" office:value="4126" calcext:value-type="float">
            <text:p>412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ttp://34.132.27.196/</text:p>
          </table:table-cell>
          <table:table-cell office:value-type="float" office:value="4126" calcext:value-type="float">
            <text:p>4126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4142" calcext:value-type="float">
            <text:p>41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http://34.132.27.196/</text:p>
          </table:table-cell>
          <table:table-cell office:value-type="float" office:value="4140" calcext:value-type="float">
            <text:p>414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float" office:value="1673722216924" calcext:value-type="float">
            <text:p>1673722216924</text:p>
          </table:table-cell>
          <table:table-cell office:value-type="float" office:value="4198" calcext:value-type="float">
            <text:p>41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http://34.132.27.196/</text:p>
          </table:table-cell>
          <table:table-cell office:value-type="float" office:value="4197" calcext:value-type="float">
            <text:p>4197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float" office:value="1673722216919" calcext:value-type="float">
            <text:p>1673722216919</text:p>
          </table:table-cell>
          <table:table-cell office:value-type="float" office:value="4227" calcext:value-type="float">
            <text:p>42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http://34.132.27.196/</text:p>
          </table:table-cell>
          <table:table-cell office:value-type="float" office:value="4225" calcext:value-type="float">
            <text:p>422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http://34.132.27.196/</text:p>
          </table:table-cell>
          <table:table-cell office:value-type="float" office:value="4228" calcext:value-type="float">
            <text:p>4228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float" office:value="1673722216920" calcext:value-type="float">
            <text:p>1673722216920</text:p>
          </table:table-cell>
          <table:table-cell office:value-type="float" office:value="4231" calcext:value-type="float">
            <text:p>42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http://34.132.27.196/</text:p>
          </table:table-cell>
          <table:table-cell office:value-type="float" office:value="4231" calcext:value-type="float">
            <text:p>423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float" office:value="1673722216922" calcext:value-type="float">
            <text:p>1673722216922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http://34.132.27.196/</text:p>
          </table:table-cell>
          <table:table-cell office:value-type="float" office:value="4229" calcext:value-type="float">
            <text:p>4229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float" office:value="1673722216924" calcext:value-type="float">
            <text:p>1673722216924</text:p>
          </table:table-cell>
          <table:table-cell office:value-type="float" office:value="4551" calcext:value-type="float">
            <text:p>45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http://34.132.27.196/</text:p>
          </table:table-cell>
          <table:table-cell office:value-type="float" office:value="4548" calcext:value-type="float">
            <text:p>454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1673722216920" calcext:value-type="float">
            <text:p>1673722216920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http://34.132.27.196/</text:p>
          </table:table-cell>
          <table:table-cell office:value-type="float" office:value="4555" calcext:value-type="float">
            <text:p>455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float" office:value="1673722216945" calcext:value-type="float">
            <text:p>1673722216945</text:p>
          </table:table-cell>
          <table:table-cell office:value-type="float" office:value="4566" calcext:value-type="float">
            <text:p>45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http://34.132.27.196/</text:p>
          </table:table-cell>
          <table:table-cell office:value-type="float" office:value="4565" calcext:value-type="float">
            <text:p>456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office:value-type="float" office:value="1673722216955" calcext:value-type="float">
            <text:p>1673722216955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http://34.132.27.196/</text:p>
          </table:table-cell>
          <table:table-cell office:value-type="float" office:value="4560" calcext:value-type="float">
            <text:p>456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4594" calcext:value-type="float">
            <text:p>45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http://34.132.27.196/</text:p>
          </table:table-cell>
          <table:table-cell office:value-type="float" office:value="4592" calcext:value-type="float">
            <text:p>4592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1673722216952" calcext:value-type="float">
            <text:p>1673722216952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http://34.132.27.196/</text:p>
          </table:table-cell>
          <table:table-cell office:value-type="float" office:value="4565" calcext:value-type="float">
            <text:p>456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673722216949" calcext:value-type="float">
            <text:p>1673722216949</text:p>
          </table:table-cell>
          <table:table-cell office:value-type="float" office:value="4571" calcext:value-type="float">
            <text:p>45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http://34.132.27.196/</text:p>
          </table:table-cell>
          <table:table-cell office:value-type="float" office:value="4568" calcext:value-type="float">
            <text:p>456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http://34.132.27.196/</text:p>
          </table:table-cell>
          <table:table-cell office:value-type="float" office:value="4598" calcext:value-type="float">
            <text:p>4598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float" office:value="1673722216936" calcext:value-type="float">
            <text:p>1673722216936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http://34.132.27.196/</text:p>
          </table:table-cell>
          <table:table-cell office:value-type="float" office:value="4586" calcext:value-type="float">
            <text:p>4586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float" office:value="1673722216922" calcext:value-type="float">
            <text:p>1673722216922</text:p>
          </table:table-cell>
          <table:table-cell office:value-type="float" office:value="4607" calcext:value-type="float">
            <text:p>46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http://34.132.27.196/</text:p>
          </table:table-cell>
          <table:table-cell office:value-type="float" office:value="4606" calcext:value-type="float">
            <text:p>460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4644" calcext:value-type="float">
            <text:p>464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http://34.132.27.196/</text:p>
          </table:table-cell>
          <table:table-cell office:value-type="float" office:value="4642" calcext:value-type="float">
            <text:p>464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float" office:value="1673722216982" calcext:value-type="float">
            <text:p>1673722216982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http://34.132.27.196/</text:p>
          </table:table-cell>
          <table:table-cell office:value-type="float" office:value="4614" calcext:value-type="float">
            <text:p>46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6982" calcext:value-type="float">
            <text:p>1673722216982</text:p>
          </table:table-cell>
          <table:table-cell office:value-type="float" office:value="4619" calcext:value-type="float">
            <text:p>46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http://34.132.27.196/</text:p>
          </table:table-cell>
          <table:table-cell office:value-type="float" office:value="4619" calcext:value-type="float">
            <text:p>46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6920" calcext:value-type="float">
            <text:p>1673722216920</text:p>
          </table:table-cell>
          <table:table-cell office:value-type="float" office:value="4682" calcext:value-type="float">
            <text:p>46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http://34.132.27.196/</text:p>
          </table:table-cell>
          <table:table-cell office:value-type="float" office:value="4681" calcext:value-type="float">
            <text:p>468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1673722216943" calcext:value-type="float">
            <text:p>1673722216943</text:p>
          </table:table-cell>
          <table:table-cell office:value-type="float" office:value="4660" calcext:value-type="float">
            <text:p>46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http://34.132.27.196/</text:p>
          </table:table-cell>
          <table:table-cell office:value-type="float" office:value="4660" calcext:value-type="float">
            <text:p>466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float" office:value="1673722216923" calcext:value-type="float">
            <text:p>1673722216923</text:p>
          </table:table-cell>
          <table:table-cell office:value-type="float" office:value="4682" calcext:value-type="float">
            <text:p>46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http://34.132.27.196/</text:p>
          </table:table-cell>
          <table:table-cell office:value-type="float" office:value="4681" calcext:value-type="float">
            <text:p>4681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float" office:value="1673722216972" calcext:value-type="float">
            <text:p>1673722216972</text:p>
          </table:table-cell>
          <table:table-cell office:value-type="float" office:value="4667" calcext:value-type="float">
            <text:p>46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http://34.132.27.196/</text:p>
          </table:table-cell>
          <table:table-cell office:value-type="float" office:value="4664" calcext:value-type="float">
            <text:p>466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673722216970" calcext:value-type="float">
            <text:p>1673722216970</text:p>
          </table:table-cell>
          <table:table-cell office:value-type="float" office:value="4670" calcext:value-type="float">
            <text:p>46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http://34.132.27.196/</text:p>
          </table:table-cell>
          <table:table-cell office:value-type="float" office:value="4670" calcext:value-type="float">
            <text:p>467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6960" calcext:value-type="float">
            <text:p>1673722216960</text:p>
          </table:table-cell>
          <table:table-cell office:value-type="float" office:value="4683" calcext:value-type="float">
            <text:p>46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http://34.132.27.196/</text:p>
          </table:table-cell>
          <table:table-cell office:value-type="float" office:value="4683" calcext:value-type="float">
            <text:p>468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6975" calcext:value-type="float">
            <text:p>1673722216975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http://34.132.27.196/</text:p>
          </table:table-cell>
          <table:table-cell office:value-type="float" office:value="4668" calcext:value-type="float">
            <text:p>466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6960" calcext:value-type="float">
            <text:p>1673722216960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http://34.132.27.196/</text:p>
          </table:table-cell>
          <table:table-cell office:value-type="float" office:value="4709" calcext:value-type="float">
            <text:p>470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6995" calcext:value-type="float">
            <text:p>167372221699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http://34.132.27.196/</text:p>
          </table:table-cell>
          <table:table-cell office:value-type="float" office:value="4717" calcext:value-type="float">
            <text:p>471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673722216989" calcext:value-type="float">
            <text:p>1673722216989</text:p>
          </table:table-cell>
          <table:table-cell office:value-type="float" office:value="4727" calcext:value-type="float">
            <text:p>47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http://34.132.27.196/</text:p>
          </table:table-cell>
          <table:table-cell office:value-type="float" office:value="4727" calcext:value-type="float">
            <text:p>472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6991" calcext:value-type="float">
            <text:p>1673722216991</text:p>
          </table:table-cell>
          <table:table-cell office:value-type="float" office:value="4729" calcext:value-type="float">
            <text:p>47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</text:p>
          </table:table-cell>
          <table:table-cell office:value-type="float" office:value="4729" calcext:value-type="float">
            <text:p>472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6985" calcext:value-type="float">
            <text:p>1673722216985</text:p>
          </table:table-cell>
          <table:table-cell office:value-type="float" office:value="4736" calcext:value-type="float">
            <text:p>47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http://34.132.27.196/</text:p>
          </table:table-cell>
          <table:table-cell office:value-type="float" office:value="4735" calcext:value-type="float">
            <text:p>473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6963" calcext:value-type="float">
            <text:p>1673722216963</text:p>
          </table:table-cell>
          <table:table-cell office:value-type="float" office:value="4759" calcext:value-type="float">
            <text:p>47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http://34.132.27.196/</text:p>
          </table:table-cell>
          <table:table-cell office:value-type="float" office:value="4759" calcext:value-type="float">
            <text:p>475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6966" calcext:value-type="float">
            <text:p>1673722216966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http://34.132.27.196/</text:p>
          </table:table-cell>
          <table:table-cell office:value-type="float" office:value="4770" calcext:value-type="float">
            <text:p>477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003" calcext:value-type="float">
            <text:p>1673722217003</text:p>
          </table:table-cell>
          <table:table-cell office:value-type="float" office:value="4764" calcext:value-type="float">
            <text:p>47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http://34.132.27.196/</text:p>
          </table:table-cell>
          <table:table-cell office:value-type="float" office:value="4764" calcext:value-type="float">
            <text:p>476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6997" calcext:value-type="float">
            <text:p>1673722216997</text:p>
          </table:table-cell>
          <table:table-cell office:value-type="float" office:value="4772" calcext:value-type="float">
            <text:p>47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http://34.132.27.196/</text:p>
          </table:table-cell>
          <table:table-cell office:value-type="float" office:value="4770" calcext:value-type="float">
            <text:p>477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000" calcext:value-type="float">
            <text:p>1673722217000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http://34.132.27.196/</text:p>
          </table:table-cell>
          <table:table-cell office:value-type="float" office:value="4770" calcext:value-type="float">
            <text:p>477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006" calcext:value-type="float">
            <text:p>1673722217006</text:p>
          </table:table-cell>
          <table:table-cell office:value-type="float" office:value="4784" calcext:value-type="float">
            <text:p>478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http://34.132.27.196/</text:p>
          </table:table-cell>
          <table:table-cell office:value-type="float" office:value="4782" calcext:value-type="float">
            <text:p>478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018" calcext:value-type="float">
            <text:p>1673722217018</text:p>
          </table:table-cell>
          <table:table-cell office:value-type="float" office:value="4813" calcext:value-type="float">
            <text:p>48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http://34.132.27.196/</text:p>
          </table:table-cell>
          <table:table-cell office:value-type="float" office:value="4809" calcext:value-type="float">
            <text:p>480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013" calcext:value-type="float">
            <text:p>1673722217013</text:p>
          </table:table-cell>
          <table:table-cell office:value-type="float" office:value="4819" calcext:value-type="float">
            <text:p>48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http://34.132.27.196/</text:p>
          </table:table-cell>
          <table:table-cell office:value-type="float" office:value="4818" calcext:value-type="float">
            <text:p>481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010" calcext:value-type="float">
            <text:p>1673722217010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http://34.132.27.196/</text:p>
          </table:table-cell>
          <table:table-cell office:value-type="float" office:value="4823" calcext:value-type="float">
            <text:p>482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018" calcext:value-type="float">
            <text:p>1673722217018</text:p>
          </table:table-cell>
          <table:table-cell office:value-type="float" office:value="4819" calcext:value-type="float">
            <text:p>48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http://34.132.27.196/</text:p>
          </table:table-cell>
          <table:table-cell office:value-type="float" office:value="4819" calcext:value-type="float">
            <text:p>481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036" calcext:value-type="float">
            <text:p>1673722217036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http://34.132.27.196/</text:p>
          </table:table-cell>
          <table:table-cell office:value-type="float" office:value="4801" calcext:value-type="float">
            <text:p>480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673722217021" calcext:value-type="float">
            <text:p>1673722217021</text:p>
          </table:table-cell>
          <table:table-cell office:value-type="float" office:value="4835" calcext:value-type="float">
            <text:p>48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http://34.132.27.196/</text:p>
          </table:table-cell>
          <table:table-cell office:value-type="float" office:value="4833" calcext:value-type="float">
            <text:p>4833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1673722217039" calcext:value-type="float">
            <text:p>1673722217039</text:p>
          </table:table-cell>
          <table:table-cell office:value-type="float" office:value="4849" calcext:value-type="float">
            <text:p>484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http://34.132.27.196/</text:p>
          </table:table-cell>
          <table:table-cell office:value-type="float" office:value="4845" calcext:value-type="float">
            <text:p>4845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673722217046" calcext:value-type="float">
            <text:p>1673722217046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http://34.132.27.196/</text:p>
          </table:table-cell>
          <table:table-cell office:value-type="float" office:value="4842" calcext:value-type="float">
            <text:p>484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032" calcext:value-type="float">
            <text:p>1673722217032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http://34.132.27.196/</text:p>
          </table:table-cell>
          <table:table-cell office:value-type="float" office:value="4859" calcext:value-type="float">
            <text:p>485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office:value-type="float" office:value="1673722217041" calcext:value-type="float">
            <text:p>1673722217041</text:p>
          </table:table-cell>
          <table:table-cell office:value-type="float" office:value="4875" calcext:value-type="float">
            <text:p>48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http://34.132.27.196/</text:p>
          </table:table-cell>
          <table:table-cell office:value-type="float" office:value="4873" calcext:value-type="float">
            <text:p>487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673722217029" calcext:value-type="float">
            <text:p>1673722217029</text:p>
          </table:table-cell>
          <table:table-cell office:value-type="float" office:value="4917" calcext:value-type="float">
            <text:p>491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http://34.132.27.196/</text:p>
          </table:table-cell>
          <table:table-cell office:value-type="float" office:value="4913" calcext:value-type="float">
            <text:p>4913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1673722217047" calcext:value-type="float">
            <text:p>1673722217047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http://34.132.27.196/</text:p>
          </table:table-cell>
          <table:table-cell office:value-type="float" office:value="4899" calcext:value-type="float">
            <text:p>489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054" calcext:value-type="float">
            <text:p>1673722217054</text:p>
          </table:table-cell>
          <table:table-cell office:value-type="float" office:value="4896" calcext:value-type="float">
            <text:p>48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http://34.132.27.196/</text:p>
          </table:table-cell>
          <table:table-cell office:value-type="float" office:value="4892" calcext:value-type="float">
            <text:p>489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051" calcext:value-type="float">
            <text:p>1673722217051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http://34.132.27.196/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024" calcext:value-type="float">
            <text:p>1673722217024</text:p>
          </table:table-cell>
          <table:table-cell office:value-type="float" office:value="4928" calcext:value-type="float">
            <text:p>49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http://34.132.27.196/</text:p>
          </table:table-cell>
          <table:table-cell office:value-type="float" office:value="4928" calcext:value-type="float">
            <text:p>4928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1673722217066" calcext:value-type="float">
            <text:p>1673722217066</text:p>
          </table:table-cell>
          <table:table-cell office:value-type="float" office:value="4913" calcext:value-type="float">
            <text:p>491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http://34.132.27.196/</text:p>
          </table:table-cell>
          <table:table-cell office:value-type="float" office:value="4910" calcext:value-type="float">
            <text:p>491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673722217058" calcext:value-type="float">
            <text:p>1673722217058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http://34.132.27.196/</text:p>
          </table:table-cell>
          <table:table-cell office:value-type="float" office:value="4922" calcext:value-type="float">
            <text:p>492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070" calcext:value-type="float">
            <text:p>1673722217070</text:p>
          </table:table-cell>
          <table:table-cell office:value-type="float" office:value="4924" calcext:value-type="float">
            <text:p>49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http://34.132.27.196/</text:p>
          </table:table-cell>
          <table:table-cell office:value-type="float" office:value="4922" calcext:value-type="float">
            <text:p>492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673722217026" calcext:value-type="float">
            <text:p>1673722217026</text:p>
          </table:table-cell>
          <table:table-cell office:value-type="float" office:value="4970" calcext:value-type="float">
            <text:p>49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http://34.132.27.196/</text:p>
          </table:table-cell>
          <table:table-cell office:value-type="float" office:value="4969" calcext:value-type="float">
            <text:p>496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float" office:value="1673722217066" calcext:value-type="float">
            <text:p>1673722217066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http://34.132.27.196/</text:p>
          </table:table-cell>
          <table:table-cell office:value-type="float" office:value="4954" calcext:value-type="float">
            <text:p>4954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673722217067" calcext:value-type="float">
            <text:p>1673722217067</text:p>
          </table:table-cell>
          <table:table-cell office:value-type="float" office:value="4956" calcext:value-type="float">
            <text:p>49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http://34.132.27.196/</text:p>
          </table:table-cell>
          <table:table-cell office:value-type="float" office:value="4956" calcext:value-type="float">
            <text:p>495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673722217082" calcext:value-type="float">
            <text:p>1673722217082</text:p>
          </table:table-cell>
          <table:table-cell office:value-type="float" office:value="4963" calcext:value-type="float">
            <text:p>49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http://34.132.27.196/</text:p>
          </table:table-cell>
          <table:table-cell office:value-type="float" office:value="4962" calcext:value-type="float">
            <text:p>496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076" calcext:value-type="float">
            <text:p>1673722217076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http://34.132.27.196/</text:p>
          </table:table-cell>
          <table:table-cell office:value-type="float" office:value="4989" calcext:value-type="float">
            <text:p>498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078" calcext:value-type="float">
            <text:p>1673722217078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http://34.132.27.196/</text:p>
          </table:table-cell>
          <table:table-cell office:value-type="float" office:value="4993" calcext:value-type="float">
            <text:p>499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081" calcext:value-type="float">
            <text:p>1673722217081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0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http://34.132.27.196/</text:p>
          </table:table-cell>
          <table:table-cell office:value-type="float" office:value="4991" calcext:value-type="float">
            <text:p>499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093" calcext:value-type="float">
            <text:p>1673722217093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</text:p>
          </table:table-cell>
          <table:table-cell office:value-type="float" office:value="5031" calcext:value-type="float">
            <text:p>503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090" calcext:value-type="float">
            <text:p>1673722217090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</text:p>
          </table:table-cell>
          <table:table-cell office:value-type="float" office:value="5035" calcext:value-type="float">
            <text:p>503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086" calcext:value-type="float">
            <text:p>1673722217086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</text:p>
          </table:table-cell>
          <table:table-cell office:value-type="float" office:value="5039" calcext:value-type="float">
            <text:p>503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084" calcext:value-type="float">
            <text:p>1673722217084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http://34.132.27.196/</text:p>
          </table:table-cell>
          <table:table-cell office:value-type="float" office:value="5041" calcext:value-type="float">
            <text:p>504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096" calcext:value-type="float">
            <text:p>1673722217096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http://34.132.27.196/</text:p>
          </table:table-cell>
          <table:table-cell office:value-type="float" office:value="5053" calcext:value-type="float">
            <text:p>505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673722217099" calcext:value-type="float">
            <text:p>1673722217099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http://34.132.27.196/</text:p>
          </table:table-cell>
          <table:table-cell office:value-type="float" office:value="5056" calcext:value-type="float">
            <text:p>505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101" calcext:value-type="float">
            <text:p>1673722217101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http://34.132.27.196/</text:p>
          </table:table-cell>
          <table:table-cell office:value-type="float" office:value="5054" calcext:value-type="float">
            <text:p>505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104" calcext:value-type="float">
            <text:p>1673722217104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http://34.132.27.196/</text:p>
          </table:table-cell>
          <table:table-cell office:value-type="float" office:value="5063" calcext:value-type="float">
            <text:p>506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116" calcext:value-type="float">
            <text:p>1673722217116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http://34.132.27.196/</text:p>
          </table:table-cell>
          <table:table-cell office:value-type="float" office:value="5076" calcext:value-type="float">
            <text:p>507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673722217107" calcext:value-type="float">
            <text:p>1673722217107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ttp://34.132.27.196/</text:p>
          </table:table-cell>
          <table:table-cell office:value-type="float" office:value="5089" calcext:value-type="float">
            <text:p>508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110" calcext:value-type="float">
            <text:p>1673722217110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http://34.132.27.196/</text:p>
          </table:table-cell>
          <table:table-cell office:value-type="float" office:value="5087" calcext:value-type="float">
            <text:p>508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112" calcext:value-type="float">
            <text:p>1673722217112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http://34.132.27.196/</text:p>
          </table:table-cell>
          <table:table-cell office:value-type="float" office:value="5104" calcext:value-type="float">
            <text:p>510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119" calcext:value-type="float">
            <text:p>1673722217119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http://34.132.27.196/</text:p>
          </table:table-cell>
          <table:table-cell office:value-type="float" office:value="5101" calcext:value-type="float">
            <text:p>510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122" calcext:value-type="float">
            <text:p>1673722217122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http://34.132.27.196/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129" calcext:value-type="float">
            <text:p>167372221712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http://34.132.27.196/</text:p>
          </table:table-cell>
          <table:table-cell office:value-type="float" office:value="5117" calcext:value-type="float">
            <text:p>511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135" calcext:value-type="float">
            <text:p>1673722217135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http://34.132.27.196/</text:p>
          </table:table-cell>
          <table:table-cell office:value-type="float" office:value="5146" calcext:value-type="float">
            <text:p>514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125" calcext:value-type="float">
            <text:p>1673722217125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http://34.132.27.196/</text:p>
          </table:table-cell>
          <table:table-cell office:value-type="float" office:value="5165" calcext:value-type="float">
            <text:p>516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131" calcext:value-type="float">
            <text:p>1673722217131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http://34.132.27.196/</text:p>
          </table:table-cell>
          <table:table-cell office:value-type="float" office:value="5162" calcext:value-type="float">
            <text:p>51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140" calcext:value-type="float">
            <text:p>1673722217140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http://34.132.27.196/</text:p>
          </table:table-cell>
          <table:table-cell office:value-type="float" office:value="5201" calcext:value-type="float">
            <text:p>520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143" calcext:value-type="float">
            <text:p>1673722217143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http://34.132.27.196/</text:p>
          </table:table-cell>
          <table:table-cell office:value-type="float" office:value="5204" calcext:value-type="float">
            <text:p>520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137" calcext:value-type="float">
            <text:p>1673722217137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http://34.132.27.196/</text:p>
          </table:table-cell>
          <table:table-cell office:value-type="float" office:value="5210" calcext:value-type="float">
            <text:p>521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673722217146" calcext:value-type="float">
            <text:p>1673722217146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http://34.132.27.196/</text:p>
          </table:table-cell>
          <table:table-cell office:value-type="float" office:value="5201" calcext:value-type="float">
            <text:p>520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152" calcext:value-type="float">
            <text:p>1673722217152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http://34.132.27.196/</text:p>
          </table:table-cell>
          <table:table-cell office:value-type="float" office:value="5232" calcext:value-type="float">
            <text:p>523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152" calcext:value-type="float">
            <text:p>1673722217152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http://34.132.27.196/</text:p>
          </table:table-cell>
          <table:table-cell office:value-type="float" office:value="5232" calcext:value-type="float">
            <text:p>523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157" calcext:value-type="float">
            <text:p>1673722217157</text:p>
          </table:table-cell>
          <table:table-cell office:value-type="float" office:value="5239" calcext:value-type="float">
            <text:p>52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http://34.132.27.196/</text:p>
          </table:table-cell>
          <table:table-cell office:value-type="float" office:value="5237" calcext:value-type="float">
            <text:p>523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158" calcext:value-type="float">
            <text:p>1673722217158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http://34.132.27.196/</text:p>
          </table:table-cell>
          <table:table-cell office:value-type="float" office:value="5240" calcext:value-type="float">
            <text:p>524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163" calcext:value-type="float">
            <text:p>1673722217163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http://34.132.27.196/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163" calcext:value-type="float">
            <text:p>1673722217163</text:p>
          </table:table-cell>
          <table:table-cell office:value-type="float" office:value="5254" calcext:value-type="float">
            <text:p>525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http://34.132.27.196/</text:p>
          </table:table-cell>
          <table:table-cell office:value-type="float" office:value="5254" calcext:value-type="float">
            <text:p>525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170" calcext:value-type="float">
            <text:p>1673722217170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http://34.132.27.196/</text:p>
          </table:table-cell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173" calcext:value-type="float">
            <text:p>1673722217173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</text:p>
          </table:table-cell>
          <table:table-cell office:value-type="float" office:value="5278" calcext:value-type="float">
            <text:p>527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179" calcext:value-type="float">
            <text:p>1673722217179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http://34.132.27.196/</text:p>
          </table:table-cell>
          <table:table-cell office:value-type="float" office:value="5275" calcext:value-type="float">
            <text:p>527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186" calcext:value-type="float">
            <text:p>1673722217186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http://34.132.27.196/</text:p>
          </table:table-cell>
          <table:table-cell office:value-type="float" office:value="5270" calcext:value-type="float">
            <text:p>527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673722217188" calcext:value-type="float">
            <text:p>1673722217188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http://34.132.27.196/</text:p>
          </table:table-cell>
          <table:table-cell office:value-type="float" office:value="5294" calcext:value-type="float">
            <text:p>529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182" calcext:value-type="float">
            <text:p>1673722217182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http://34.132.27.196/</text:p>
          </table:table-cell>
          <table:table-cell office:value-type="float" office:value="5303" calcext:value-type="float">
            <text:p>530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673722217166" calcext:value-type="float">
            <text:p>1673722217166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http://34.132.27.196/</text:p>
          </table:table-cell>
          <table:table-cell office:value-type="float" office:value="5325" calcext:value-type="float">
            <text:p>53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203" calcext:value-type="float">
            <text:p>1673722217203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http://34.132.27.196/</text:p>
          </table:table-cell>
          <table:table-cell office:value-type="float" office:value="5321" calcext:value-type="float">
            <text:p>532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200" calcext:value-type="float">
            <text:p>1673722217200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http://34.132.27.196/</text:p>
          </table:table-cell>
          <table:table-cell office:value-type="float" office:value="5328" calcext:value-type="float">
            <text:p>532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194" calcext:value-type="float">
            <text:p>1673722217194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http://34.132.27.196/</text:p>
          </table:table-cell>
          <table:table-cell office:value-type="float" office:value="5336" calcext:value-type="float">
            <text:p>533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197" calcext:value-type="float">
            <text:p>1673722217197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http://34.132.27.196/</text:p>
          </table:table-cell>
          <table:table-cell office:value-type="float" office:value="5333" calcext:value-type="float">
            <text:p>533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206" calcext:value-type="float">
            <text:p>1673722217206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http://34.132.27.196/</text:p>
          </table:table-cell>
          <table:table-cell office:value-type="float" office:value="5392" calcext:value-type="float">
            <text:p>539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177" calcext:value-type="float">
            <text:p>1673722217177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http://34.132.27.196/</text:p>
          </table:table-cell>
          <table:table-cell office:value-type="float" office:value="5425" calcext:value-type="float">
            <text:p>542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209" calcext:value-type="float">
            <text:p>1673722217209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http://34.132.27.196/</text:p>
          </table:table-cell>
          <table:table-cell office:value-type="float" office:value="5415" calcext:value-type="float">
            <text:p>54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215" calcext:value-type="float">
            <text:p>1673722217215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http://34.132.27.196/</text:p>
          </table:table-cell>
          <table:table-cell office:value-type="float" office:value="5418" calcext:value-type="float">
            <text:p>541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191" calcext:value-type="float">
            <text:p>1673722217191</text:p>
          </table:table-cell>
          <table:table-cell office:value-type="float" office:value="5459" calcext:value-type="float">
            <text:p>54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http://34.132.27.196/</text:p>
          </table:table-cell>
          <table:table-cell office:value-type="float" office:value="5458" calcext:value-type="float">
            <text:p>545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233" calcext:value-type="float">
            <text:p>1673722217233</text:p>
          </table:table-cell>
          <table:table-cell office:value-type="float" office:value="5466" calcext:value-type="float">
            <text:p>54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</text:p>
          </table:table-cell>
          <table:table-cell office:value-type="float" office:value="5463" calcext:value-type="float">
            <text:p>546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225" calcext:value-type="float">
            <text:p>1673722217225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http://34.132.27.196/</text:p>
          </table:table-cell>
          <table:table-cell office:value-type="float" office:value="5475" calcext:value-type="float">
            <text:p>547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212" calcext:value-type="float">
            <text:p>1673722217212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</text:p>
          </table:table-cell>
          <table:table-cell office:value-type="float" office:value="5491" calcext:value-type="float">
            <text:p>549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218" calcext:value-type="float">
            <text:p>1673722217218</text:p>
          </table:table-cell>
          <table:table-cell office:value-type="float" office:value="5485" calcext:value-type="float">
            <text:p>548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http://34.132.27.196/</text:p>
          </table:table-cell>
          <table:table-cell office:value-type="float" office:value="5485" calcext:value-type="float">
            <text:p>548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223" calcext:value-type="float">
            <text:p>1673722217223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http://34.132.27.196/</text:p>
          </table:table-cell>
          <table:table-cell office:value-type="float" office:value="5494" calcext:value-type="float">
            <text:p>549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227" calcext:value-type="float">
            <text:p>1673722217227</text:p>
          </table:table-cell>
          <table:table-cell office:value-type="float" office:value="5496" calcext:value-type="float">
            <text:p>54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http://34.132.27.196/</text:p>
          </table:table-cell>
          <table:table-cell office:value-type="float" office:value="5496" calcext:value-type="float">
            <text:p>5496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1673722217242" calcext:value-type="float">
            <text:p>1673722217242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http://34.132.27.196/</text:p>
          </table:table-cell>
          <table:table-cell office:value-type="float" office:value="5498" calcext:value-type="float">
            <text:p>549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673722217236" calcext:value-type="float">
            <text:p>1673722217236</text:p>
          </table:table-cell>
          <table:table-cell office:value-type="float" office:value="5530" calcext:value-type="float">
            <text:p>553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http://34.132.27.196/</text:p>
          </table:table-cell>
          <table:table-cell office:value-type="float" office:value="5527" calcext:value-type="float">
            <text:p>552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244" calcext:value-type="float">
            <text:p>1673722217244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http://34.132.27.196/</text:p>
          </table:table-cell>
          <table:table-cell office:value-type="float" office:value="5523" calcext:value-type="float">
            <text:p>552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230" calcext:value-type="float">
            <text:p>1673722217230</text:p>
          </table:table-cell>
          <table:table-cell office:value-type="float" office:value="5539" calcext:value-type="float">
            <text:p>55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http://34.132.27.196/</text:p>
          </table:table-cell>
          <table:table-cell office:value-type="float" office:value="5539" calcext:value-type="float">
            <text:p>553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673722217248" calcext:value-type="float">
            <text:p>1673722217248</text:p>
          </table:table-cell>
          <table:table-cell office:value-type="float" office:value="5568" calcext:value-type="float">
            <text:p>55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http://34.132.27.196/</text:p>
          </table:table-cell>
          <table:table-cell office:value-type="float" office:value="5564" calcext:value-type="float">
            <text:p>556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239" calcext:value-type="float">
            <text:p>1673722217239</text:p>
          </table:table-cell>
          <table:table-cell office:value-type="float" office:value="5577" calcext:value-type="float">
            <text:p>557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http://34.132.27.196/</text:p>
          </table:table-cell>
          <table:table-cell office:value-type="float" office:value="5577" calcext:value-type="float">
            <text:p>557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673722217260" calcext:value-type="float">
            <text:p>1673722217260</text:p>
          </table:table-cell>
          <table:table-cell office:value-type="float" office:value="5559" calcext:value-type="float">
            <text:p>55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http://34.132.27.196/</text:p>
          </table:table-cell>
          <table:table-cell office:value-type="float" office:value="5559" calcext:value-type="float">
            <text:p>555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257" calcext:value-type="float">
            <text:p>1673722217257</text:p>
          </table:table-cell>
          <table:table-cell office:value-type="float" office:value="5564" calcext:value-type="float">
            <text:p>55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http://34.132.27.196/</text:p>
          </table:table-cell>
          <table:table-cell office:value-type="float" office:value="5562" calcext:value-type="float">
            <text:p>556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251" calcext:value-type="float">
            <text:p>1673722217251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http://34.132.27.196/</text:p>
          </table:table-cell>
          <table:table-cell office:value-type="float" office:value="5570" calcext:value-type="float">
            <text:p>557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254" calcext:value-type="float">
            <text:p>1673722217254</text:p>
          </table:table-cell>
          <table:table-cell office:value-type="float" office:value="5568" calcext:value-type="float">
            <text:p>55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http://34.132.27.196/</text:p>
          </table:table-cell>
          <table:table-cell office:value-type="float" office:value="5567" calcext:value-type="float">
            <text:p>556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263" calcext:value-type="float">
            <text:p>1673722217263</text:p>
          </table:table-cell>
          <table:table-cell office:value-type="float" office:value="5581" calcext:value-type="float">
            <text:p>55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http://34.132.27.196/</text:p>
          </table:table-cell>
          <table:table-cell office:value-type="float" office:value="5580" calcext:value-type="float">
            <text:p>558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272" calcext:value-type="float">
            <text:p>1673722217272</text:p>
          </table:table-cell>
          <table:table-cell office:value-type="float" office:value="5598" calcext:value-type="float">
            <text:p>55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http://34.132.27.196/</text:p>
          </table:table-cell>
          <table:table-cell office:value-type="float" office:value="5595" calcext:value-type="float">
            <text:p>559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269" calcext:value-type="float">
            <text:p>1673722217269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http://34.132.27.196/</text:p>
          </table:table-cell>
          <table:table-cell office:value-type="float" office:value="5602" calcext:value-type="float">
            <text:p>560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266" calcext:value-type="float">
            <text:p>1673722217266</text:p>
          </table:table-cell>
          <table:table-cell office:value-type="float" office:value="5607" calcext:value-type="float">
            <text:p>56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http://34.132.27.196/</text:p>
          </table:table-cell>
          <table:table-cell office:value-type="float" office:value="5607" calcext:value-type="float">
            <text:p>560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284" calcext:value-type="float">
            <text:p>1673722217284</text:p>
          </table:table-cell>
          <table:table-cell office:value-type="float" office:value="5624" calcext:value-type="float">
            <text:p>562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http://34.132.27.196/</text:p>
          </table:table-cell>
          <table:table-cell office:value-type="float" office:value="5622" calcext:value-type="float">
            <text:p>562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275" calcext:value-type="float">
            <text:p>1673722217275</text:p>
          </table:table-cell>
          <table:table-cell office:value-type="float" office:value="5635" calcext:value-type="float">
            <text:p>56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http://34.132.27.196/</text:p>
          </table:table-cell>
          <table:table-cell office:value-type="float" office:value="5635" calcext:value-type="float">
            <text:p>563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673722217288" calcext:value-type="float">
            <text:p>16737222172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http://34.132.27.196/</text:p>
          </table:table-cell>
          <table:table-cell office:value-type="float" office:value="5645" calcext:value-type="float">
            <text:p>564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281" calcext:value-type="float">
            <text:p>1673722217281</text:p>
          </table:table-cell>
          <table:table-cell office:value-type="float" office:value="5657" calcext:value-type="float">
            <text:p>565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http://34.132.27.196/</text:p>
          </table:table-cell>
          <table:table-cell office:value-type="float" office:value="5656" calcext:value-type="float">
            <text:p>565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293" calcext:value-type="float">
            <text:p>1673722217293</text:p>
          </table:table-cell>
          <table:table-cell office:value-type="float" office:value="5645" calcext:value-type="float">
            <text:p>564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http://34.132.27.196/</text:p>
          </table:table-cell>
          <table:table-cell office:value-type="float" office:value="5645" calcext:value-type="float">
            <text:p>564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278" calcext:value-type="float">
            <text:p>1673722217278</text:p>
          </table:table-cell>
          <table:table-cell office:value-type="float" office:value="5663" calcext:value-type="float">
            <text:p>56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http://34.132.27.196/</text:p>
          </table:table-cell>
          <table:table-cell office:value-type="float" office:value="5663" calcext:value-type="float">
            <text:p>566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673722217296" calcext:value-type="float">
            <text:p>1673722217296</text:p>
          </table:table-cell>
          <table:table-cell office:value-type="float" office:value="5663" calcext:value-type="float">
            <text:p>56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http://34.132.27.196/</text:p>
          </table:table-cell>
          <table:table-cell office:value-type="float" office:value="5661" calcext:value-type="float">
            <text:p>566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303" calcext:value-type="float">
            <text:p>1673722217303</text:p>
          </table:table-cell>
          <table:table-cell office:value-type="float" office:value="5680" calcext:value-type="float">
            <text:p>56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http://34.132.27.196/</text:p>
          </table:table-cell>
          <table:table-cell office:value-type="float" office:value="5677" calcext:value-type="float">
            <text:p>5677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299" calcext:value-type="float">
            <text:p>1673722217299</text:p>
          </table:table-cell>
          <table:table-cell office:value-type="float" office:value="5686" calcext:value-type="float">
            <text:p>568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http://34.132.27.196/</text:p>
          </table:table-cell>
          <table:table-cell office:value-type="float" office:value="5685" calcext:value-type="float">
            <text:p>568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292" calcext:value-type="float">
            <text:p>1673722217292</text:p>
          </table:table-cell>
          <table:table-cell office:value-type="float" office:value="5694" calcext:value-type="float">
            <text:p>56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http://34.132.27.196/</text:p>
          </table:table-cell>
          <table:table-cell office:value-type="float" office:value="5694" calcext:value-type="float">
            <text:p>569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305" calcext:value-type="float">
            <text:p>1673722217305</text:p>
          </table:table-cell>
          <table:table-cell office:value-type="float" office:value="5708" calcext:value-type="float">
            <text:p>570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http://34.132.27.196/</text:p>
          </table:table-cell>
          <table:table-cell office:value-type="float" office:value="5706" calcext:value-type="float">
            <text:p>570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311" calcext:value-type="float">
            <text:p>1673722217311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table:number-columns-repeated="3" office:value-type="float" office:value="116" calcext:value-type="float">
            <text:p>116</text:p>
          </table:table-cell>
          <table:table-cell office:value-type="string" calcext:value-type="string">
            <text:p>http://34.132.27.196/</text:p>
          </table:table-cell>
          <table:table-cell office:value-type="float" office:value="5705" calcext:value-type="float">
            <text:p>570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308" calcext:value-type="float">
            <text:p>1673722217308</text:p>
          </table:table-cell>
          <table:table-cell office:value-type="float" office:value="5709" calcext:value-type="float">
            <text:p>57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table:number-columns-repeated="3" office:value-type="float" office:value="116" calcext:value-type="float">
            <text:p>116</text:p>
          </table:table-cell>
          <table:table-cell office:value-type="string" calcext:value-type="string">
            <text:p>http://34.132.27.196/</text:p>
          </table:table-cell>
          <table:table-cell office:value-type="float" office:value="5709" calcext:value-type="float">
            <text:p>570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324" calcext:value-type="float">
            <text:p>1673722217324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http://34.132.27.196/</text:p>
          </table:table-cell>
          <table:table-cell office:value-type="float" office:value="5709" calcext:value-type="float">
            <text:p>570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314" calcext:value-type="float">
            <text:p>1673722217314</text:p>
          </table:table-cell>
          <table:table-cell office:value-type="float" office:value="5725" calcext:value-type="float">
            <text:p>57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http://34.132.27.196/</text:p>
          </table:table-cell>
          <table:table-cell office:value-type="float" office:value="5725" calcext:value-type="float">
            <text:p>572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317" calcext:value-type="float">
            <text:p>1673722217317</text:p>
          </table:table-cell>
          <table:table-cell office:value-type="float" office:value="5722" calcext:value-type="float">
            <text:p>57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http://34.132.27.196/</text:p>
          </table:table-cell>
          <table:table-cell office:value-type="float" office:value="5722" calcext:value-type="float">
            <text:p>572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332" calcext:value-type="float">
            <text:p>1673722217332</text:p>
          </table:table-cell>
          <table:table-cell office:value-type="float" office:value="5739" calcext:value-type="float">
            <text:p>57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http://34.132.27.196/</text:p>
          </table:table-cell>
          <table:table-cell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673722217321" calcext:value-type="float">
            <text:p>1673722217321</text:p>
          </table:table-cell>
          <table:table-cell office:value-type="float" office:value="5751" calcext:value-type="float">
            <text:p>575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http://34.132.27.196/</text:p>
          </table:table-cell>
          <table:table-cell office:value-type="float" office:value="5751" calcext:value-type="float">
            <text:p>575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329" calcext:value-type="float">
            <text:p>1673722217329</text:p>
          </table:table-cell>
          <table:table-cell office:value-type="float" office:value="5760" calcext:value-type="float">
            <text:p>57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http://34.132.27.196/</text:p>
          </table:table-cell>
          <table:table-cell office:value-type="float" office:value="5760" calcext:value-type="float">
            <text:p>576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326" calcext:value-type="float">
            <text:p>1673722217326</text:p>
          </table:table-cell>
          <table:table-cell office:value-type="float" office:value="5763" calcext:value-type="float">
            <text:p>57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http://34.132.27.196/</text:p>
          </table:table-cell>
          <table:table-cell office:value-type="float" office:value="5763" calcext:value-type="float">
            <text:p>576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341" calcext:value-type="float">
            <text:p>1673722217341</text:p>
          </table:table-cell>
          <table:table-cell office:value-type="float" office:value="5783" calcext:value-type="float">
            <text:p>57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http://34.132.27.196/</text:p>
          </table:table-cell>
          <table:table-cell office:value-type="float" office:value="5779" calcext:value-type="float">
            <text:p>577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673722217338" calcext:value-type="float">
            <text:p>1673722217338</text:p>
          </table:table-cell>
          <table:table-cell office:value-type="float" office:value="5788" calcext:value-type="float">
            <text:p>57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http://34.132.27.196/</text:p>
          </table:table-cell>
          <table:table-cell office:value-type="float" office:value="5786" calcext:value-type="float">
            <text:p>578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347" calcext:value-type="float">
            <text:p>1673722217347</text:p>
          </table:table-cell>
          <table:table-cell office:value-type="float" office:value="5779" calcext:value-type="float">
            <text:p>577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http://34.132.27.196/</text:p>
          </table:table-cell>
          <table:table-cell office:value-type="float" office:value="5779" calcext:value-type="float">
            <text:p>577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334" calcext:value-type="float">
            <text:p>1673722217334</text:p>
          </table:table-cell>
          <table:table-cell office:value-type="float" office:value="5794" calcext:value-type="float">
            <text:p>57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http://34.132.27.196/</text:p>
          </table:table-cell>
          <table:table-cell office:value-type="float" office:value="5794" calcext:value-type="float">
            <text:p>579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350" calcext:value-type="float">
            <text:p>1673722217350</text:p>
          </table:table-cell>
          <table:table-cell office:value-type="float" office:value="5794" calcext:value-type="float">
            <text:p>57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http://34.132.27.196/</text:p>
          </table:table-cell>
          <table:table-cell office:value-type="float" office:value="5794" calcext:value-type="float">
            <text:p>579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344" calcext:value-type="float">
            <text:p>1673722217344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http://34.132.27.196/</text:p>
          </table:table-cell>
          <table:table-cell office:value-type="float" office:value="5802" calcext:value-type="float">
            <text:p>5802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673722217355" calcext:value-type="float">
            <text:p>1673722217355</text:p>
          </table:table-cell>
          <table:table-cell office:value-type="float" office:value="5810" calcext:value-type="float">
            <text:p>58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http://34.132.27.196/</text:p>
          </table:table-cell>
          <table:table-cell office:value-type="float" office:value="5808" calcext:value-type="float">
            <text:p>580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353" calcext:value-type="float">
            <text:p>1673722217353</text:p>
          </table:table-cell>
          <table:table-cell office:value-type="float" office:value="5833" calcext:value-type="float">
            <text:p>583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http://34.132.27.196/</text:p>
          </table:table-cell>
          <table:table-cell office:value-type="float" office:value="5827" calcext:value-type="float">
            <text:p>582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359" calcext:value-type="float">
            <text:p>1673722217359</text:p>
          </table:table-cell>
          <table:table-cell office:value-type="float" office:value="5841" calcext:value-type="float">
            <text:p>58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http://34.132.27.196/</text:p>
          </table:table-cell>
          <table:table-cell office:value-type="float" office:value="5839" calcext:value-type="float">
            <text:p>583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362" calcext:value-type="float">
            <text:p>1673722217362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http://34.132.27.196/</text:p>
          </table:table-cell>
          <table:table-cell office:value-type="float" office:value="5840" calcext:value-type="float">
            <text:p>584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375" calcext:value-type="float">
            <text:p>1673722217375</text:p>
          </table:table-cell>
          <table:table-cell office:value-type="float" office:value="5864" calcext:value-type="float">
            <text:p>586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http://34.132.27.196/</text:p>
          </table:table-cell>
          <table:table-cell office:value-type="float" office:value="5862" calcext:value-type="float">
            <text:p>58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380" calcext:value-type="float">
            <text:p>1673722217380</text:p>
          </table:table-cell>
          <table:table-cell office:value-type="float" office:value="5863" calcext:value-type="float">
            <text:p>586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http://34.132.27.196/</text:p>
          </table:table-cell>
          <table:table-cell office:value-type="float" office:value="5863" calcext:value-type="float">
            <text:p>586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371" calcext:value-type="float">
            <text:p>1673722217371</text:p>
          </table:table-cell>
          <table:table-cell office:value-type="float" office:value="5873" calcext:value-type="float">
            <text:p>587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http://34.132.27.196/</text:p>
          </table:table-cell>
          <table:table-cell office:value-type="float" office:value="5873" calcext:value-type="float">
            <text:p>587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386" calcext:value-type="float">
            <text:p>1673722217386</text:p>
          </table:table-cell>
          <table:table-cell office:value-type="float" office:value="5876" calcext:value-type="float">
            <text:p>587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http://34.132.27.196/</text:p>
          </table:table-cell>
          <table:table-cell office:value-type="float" office:value="5874" calcext:value-type="float">
            <text:p>587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384" calcext:value-type="float">
            <text:p>1673722217384</text:p>
          </table:table-cell>
          <table:table-cell office:value-type="float" office:value="5882" calcext:value-type="float">
            <text:p>588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http://34.132.27.196/</text:p>
          </table:table-cell>
          <table:table-cell office:value-type="float" office:value="5882" calcext:value-type="float">
            <text:p>588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365" calcext:value-type="float">
            <text:p>1673722217365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http://34.132.27.196/</text:p>
          </table:table-cell>
          <table:table-cell office:value-type="float" office:value="5902" calcext:value-type="float">
            <text:p>590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378" calcext:value-type="float">
            <text:p>1673722217378</text:p>
          </table:table-cell>
          <table:table-cell office:value-type="float" office:value="5927" calcext:value-type="float">
            <text:p>59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http://34.132.27.196/</text:p>
          </table:table-cell>
          <table:table-cell office:value-type="float" office:value="5925" calcext:value-type="float">
            <text:p>59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389" calcext:value-type="float">
            <text:p>1673722217389</text:p>
          </table:table-cell>
          <table:table-cell office:value-type="float" office:value="5939" calcext:value-type="float">
            <text:p>593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http://34.132.27.196/</text:p>
          </table:table-cell>
          <table:table-cell office:value-type="float" office:value="5936" calcext:value-type="float">
            <text:p>593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368" calcext:value-type="float">
            <text:p>1673722217368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0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http://34.132.27.196/</text:p>
          </table:table-cell>
          <table:table-cell office:value-type="float" office:value="5960" calcext:value-type="float">
            <text:p>596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393" calcext:value-type="float">
            <text:p>1673722217393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http://34.132.27.196/</text:p>
          </table:table-cell>
          <table:table-cell office:value-type="float" office:value="5945" calcext:value-type="float">
            <text:p>594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673722217408" calcext:value-type="float">
            <text:p>1673722217408</text:p>
          </table:table-cell>
          <table:table-cell office:value-type="float" office:value="5988" calcext:value-type="float">
            <text:p>59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</text:p>
          </table:table-cell>
          <table:table-cell office:value-type="float" office:value="5985" calcext:value-type="float">
            <text:p>598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395" calcext:value-type="float">
            <text:p>1673722217395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http://34.132.27.196/</text:p>
          </table:table-cell>
          <table:table-cell office:value-type="float" office:value="6002" calcext:value-type="float">
            <text:p>600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399" calcext:value-type="float">
            <text:p>1673722217399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http://34.132.27.196/</text:p>
          </table:table-cell>
          <table:table-cell office:value-type="float" office:value="6002" calcext:value-type="float">
            <text:p>600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401" calcext:value-type="float">
            <text:p>16737222174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http://34.132.27.196/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1673722217404" calcext:value-type="float">
            <text:p>1673722217404</text:p>
          </table:table-cell>
          <table:table-cell office:value-type="float" office:value="5999" calcext:value-type="float">
            <text:p>599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http://34.132.27.196/</text:p>
          </table:table-cell>
          <table:table-cell office:value-type="float" office:value="5998" calcext:value-type="float">
            <text:p>599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410" calcext:value-type="float">
            <text:p>1673722217410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1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http://34.132.27.196/</text:p>
          </table:table-cell>
          <table:table-cell office:value-type="float" office:value="6010" calcext:value-type="float">
            <text:p>601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426" calcext:value-type="float">
            <text:p>1673722217426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</text:p>
          </table:table-cell>
          <table:table-cell office:value-type="float" office:value="6036" calcext:value-type="float">
            <text:p>603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673722217419" calcext:value-type="float">
            <text:p>1673722217419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http://34.132.27.196/</text:p>
          </table:table-cell>
          <table:table-cell office:value-type="float" office:value="6047" calcext:value-type="float">
            <text:p>604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416" calcext:value-type="float">
            <text:p>1673722217416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http://34.132.27.196/</text:p>
          </table:table-cell>
          <table:table-cell office:value-type="float" office:value="6052" calcext:value-type="float">
            <text:p>605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428" calcext:value-type="float">
            <text:p>1673722217428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http://34.132.27.196/</text:p>
          </table:table-cell>
          <table:table-cell office:value-type="float" office:value="6053" calcext:value-type="float">
            <text:p>605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438" calcext:value-type="float">
            <text:p>1673722217438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http://34.132.27.196/</text:p>
          </table:table-cell>
          <table:table-cell office:value-type="float" office:value="6060" calcext:value-type="float">
            <text:p>606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431" calcext:value-type="float">
            <text:p>1673722217431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http://34.132.27.196/</text:p>
          </table:table-cell>
          <table:table-cell office:value-type="float" office:value="6085" calcext:value-type="float">
            <text:p>608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440" calcext:value-type="float">
            <text:p>1673722217440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http://34.132.27.196/</text:p>
          </table:table-cell>
          <table:table-cell office:value-type="float" office:value="6109" calcext:value-type="float">
            <text:p>610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443" calcext:value-type="float">
            <text:p>1673722217443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http://34.132.27.196/</text:p>
          </table:table-cell>
          <table:table-cell office:value-type="float" office:value="6112" calcext:value-type="float">
            <text:p>611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446" calcext:value-type="float">
            <text:p>1673722217446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</text:p>
          </table:table-cell>
          <table:table-cell office:value-type="float" office:value="6109" calcext:value-type="float">
            <text:p>610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434" calcext:value-type="float">
            <text:p>1673722217434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http://34.132.27.196/</text:p>
          </table:table-cell>
          <table:table-cell office:value-type="float" office:value="6123" calcext:value-type="float">
            <text:p>612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673722217412" calcext:value-type="float">
            <text:p>1673722217412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http://34.132.27.196/</text:p>
          </table:table-cell>
          <table:table-cell office:value-type="float" office:value="6169" calcext:value-type="float">
            <text:p>616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423" calcext:value-type="float">
            <text:p>1673722217423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http://34.132.27.196/</text:p>
          </table:table-cell>
          <table:table-cell office:value-type="float" office:value="6186" calcext:value-type="float">
            <text:p>6186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673722217452" calcext:value-type="float">
            <text:p>1673722217452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http://34.132.27.196/</text:p>
          </table:table-cell>
          <table:table-cell office:value-type="float" office:value="6161" calcext:value-type="float">
            <text:p>616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449" calcext:value-type="float">
            <text:p>1673722217449</text:p>
          </table:table-cell>
          <table:table-cell office:value-type="float" office:value="6168" calcext:value-type="float">
            <text:p>616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http://34.132.27.196/</text:p>
          </table:table-cell>
          <table:table-cell office:value-type="float" office:value="6168" calcext:value-type="float">
            <text:p>616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455" calcext:value-type="float">
            <text:p>1673722217455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http://34.132.27.196/</text:p>
          </table:table-cell>
          <table:table-cell office:value-type="float" office:value="6162" calcext:value-type="float">
            <text:p>616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461" calcext:value-type="float">
            <text:p>1673722217461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http://34.132.27.196/</text:p>
          </table:table-cell>
          <table:table-cell office:value-type="float" office:value="6178" calcext:value-type="float">
            <text:p>617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464" calcext:value-type="float">
            <text:p>1673722217464</text:p>
          </table:table-cell>
          <table:table-cell office:value-type="float" office:value="6202" calcext:value-type="float">
            <text:p>62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http://34.132.27.196/</text:p>
          </table:table-cell>
          <table:table-cell office:value-type="float" office:value="6199" calcext:value-type="float">
            <text:p>6199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458" calcext:value-type="float">
            <text:p>1673722217458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http://34.132.27.196/</text:p>
          </table:table-cell>
          <table:table-cell office:value-type="float" office:value="6209" calcext:value-type="float">
            <text:p>620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469" calcext:value-type="float">
            <text:p>1673722217469</text:p>
          </table:table-cell>
          <table:table-cell office:value-type="float" office:value="6202" calcext:value-type="float">
            <text:p>62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</text:p>
          </table:table-cell>
          <table:table-cell office:value-type="float" office:value="6201" calcext:value-type="float">
            <text:p>620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467" calcext:value-type="float">
            <text:p>1673722217467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3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http://34.132.27.196/</text:p>
          </table:table-cell>
          <table:table-cell office:value-type="float" office:value="6204" calcext:value-type="float">
            <text:p>620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479" calcext:value-type="float">
            <text:p>1673722217479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http://34.132.27.196/</text:p>
          </table:table-cell>
          <table:table-cell office:value-type="float" office:value="6218" calcext:value-type="float">
            <text:p>621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473" calcext:value-type="float">
            <text:p>1673722217473</text:p>
          </table:table-cell>
          <table:table-cell office:value-type="float" office:value="6228" calcext:value-type="float">
            <text:p>62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http://34.132.27.196/</text:p>
          </table:table-cell>
          <table:table-cell office:value-type="float" office:value="6228" calcext:value-type="float">
            <text:p>622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485" calcext:value-type="float">
            <text:p>1673722217485</text:p>
          </table:table-cell>
          <table:table-cell office:value-type="float" office:value="6248" calcext:value-type="float">
            <text:p>624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http://34.132.27.196/</text:p>
          </table:table-cell>
          <table:table-cell office:value-type="float" office:value="6244" calcext:value-type="float">
            <text:p>624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673722217481" calcext:value-type="float">
            <text:p>1673722217481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http://34.132.27.196/</text:p>
          </table:table-cell>
          <table:table-cell office:value-type="float" office:value="6252" calcext:value-type="float">
            <text:p>625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477" calcext:value-type="float">
            <text:p>1673722217477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http://34.132.27.196/</text:p>
          </table:table-cell>
          <table:table-cell office:value-type="float" office:value="6258" calcext:value-type="float">
            <text:p>625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488" calcext:value-type="float">
            <text:p>1673722217488</text:p>
          </table:table-cell>
          <table:table-cell office:value-type="float" office:value="6291" calcext:value-type="float">
            <text:p>62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http://34.132.27.196/</text:p>
          </table:table-cell>
          <table:table-cell office:value-type="float" office:value="6289" calcext:value-type="float">
            <text:p>628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497" calcext:value-type="float">
            <text:p>1673722217497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http://34.132.27.196/</text:p>
          </table:table-cell>
          <table:table-cell office:value-type="float" office:value="6322" calcext:value-type="float">
            <text:p>632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495" calcext:value-type="float">
            <text:p>1673722217495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http://34.132.27.196/</text:p>
          </table:table-cell>
          <table:table-cell office:value-type="float" office:value="6328" calcext:value-type="float">
            <text:p>632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491" calcext:value-type="float">
            <text:p>1673722217491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http://34.132.27.196/</text:p>
          </table:table-cell>
          <table:table-cell office:value-type="float" office:value="6335" calcext:value-type="float">
            <text:p>633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500" calcext:value-type="float">
            <text:p>1673722217500</text:p>
          </table:table-cell>
          <table:table-cell office:value-type="float" office:value="6327" calcext:value-type="float">
            <text:p>63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4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http://34.132.27.196/</text:p>
          </table:table-cell>
          <table:table-cell office:value-type="float" office:value="6326" calcext:value-type="float">
            <text:p>632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519" calcext:value-type="float">
            <text:p>1673722217519</text:p>
          </table:table-cell>
          <table:table-cell office:value-type="float" office:value="6327" calcext:value-type="float">
            <text:p>632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http://34.132.27.196/</text:p>
          </table:table-cell>
          <table:table-cell office:value-type="float" office:value="6325" calcext:value-type="float">
            <text:p>632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509" calcext:value-type="float">
            <text:p>1673722217509</text:p>
          </table:table-cell>
          <table:table-cell office:value-type="float" office:value="6383" calcext:value-type="float">
            <text:p>638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http://34.132.27.196/</text:p>
          </table:table-cell>
          <table:table-cell office:value-type="float" office:value="6380" calcext:value-type="float">
            <text:p>638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524" calcext:value-type="float">
            <text:p>1673722217524</text:p>
          </table:table-cell>
          <table:table-cell office:value-type="float" office:value="6369" calcext:value-type="float">
            <text:p>636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http://34.132.27.196/</text:p>
          </table:table-cell>
          <table:table-cell office:value-type="float" office:value="6369" calcext:value-type="float">
            <text:p>636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506" calcext:value-type="float">
            <text:p>1673722217506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http://34.132.27.196/</text:p>
          </table:table-cell>
          <table:table-cell office:value-type="float" office:value="6390" calcext:value-type="float">
            <text:p>639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504" calcext:value-type="float">
            <text:p>1673722217504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http://34.132.27.196/</text:p>
          </table:table-cell>
          <table:table-cell office:value-type="float" office:value="6393" calcext:value-type="float">
            <text:p>639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534" calcext:value-type="float">
            <text:p>1673722217534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ttp://34.132.27.196/</text:p>
          </table:table-cell>
          <table:table-cell office:value-type="float" office:value="6395" calcext:value-type="float">
            <text:p>639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527" calcext:value-type="float">
            <text:p>1673722217527</text:p>
          </table:table-cell>
          <table:table-cell office:value-type="float" office:value="6407" calcext:value-type="float">
            <text:p>64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http://34.132.27.196/</text:p>
          </table:table-cell>
          <table:table-cell office:value-type="float" office:value="6406" calcext:value-type="float">
            <text:p>640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512" calcext:value-type="float">
            <text:p>1673722217512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http://34.132.27.196/</text:p>
          </table:table-cell>
          <table:table-cell office:value-type="float" office:value="6455" calcext:value-type="float">
            <text:p>645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530" calcext:value-type="float">
            <text:p>167372221753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http://34.132.27.196/</text:p>
          </table:table-cell>
          <table:table-cell office:value-type="float" office:value="6439" calcext:value-type="float">
            <text:p>643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516" calcext:value-type="float">
            <text:p>1673722217516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http://34.132.27.196/</text:p>
          </table:table-cell>
          <table:table-cell office:value-type="float" office:value="6458" calcext:value-type="float">
            <text:p>645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548" calcext:value-type="float">
            <text:p>1673722217548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http://34.132.27.196/</text:p>
          </table:table-cell>
          <table:table-cell office:value-type="float" office:value="6464" calcext:value-type="float">
            <text:p>646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546" calcext:value-type="float">
            <text:p>1673722217546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http://34.132.27.196/</text:p>
          </table:table-cell>
          <table:table-cell office:value-type="float" office:value="6471" calcext:value-type="float">
            <text:p>647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522" calcext:value-type="float">
            <text:p>1673722217522</text:p>
          </table:table-cell>
          <table:table-cell office:value-type="float" office:value="6497" calcext:value-type="float">
            <text:p>649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5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http://34.132.27.196/</text:p>
          </table:table-cell>
          <table:table-cell office:value-type="float" office:value="6495" calcext:value-type="float">
            <text:p>649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542" calcext:value-type="float">
            <text:p>1673722217542</text:p>
          </table:table-cell>
          <table:table-cell office:value-type="float" office:value="6478" calcext:value-type="float">
            <text:p>647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http://34.132.27.196/</text:p>
          </table:table-cell>
          <table:table-cell office:value-type="float" office:value="6478" calcext:value-type="float">
            <text:p>647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551" calcext:value-type="float">
            <text:p>1673722217551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http://34.132.27.196/</text:p>
          </table:table-cell>
          <table:table-cell office:value-type="float" office:value="6479" calcext:value-type="float">
            <text:p>647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567" calcext:value-type="float">
            <text:p>1673722217567</text:p>
          </table:table-cell>
          <table:table-cell office:value-type="float" office:value="6494" calcext:value-type="float">
            <text:p>649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</text:p>
          </table:table-cell>
          <table:table-cell office:value-type="float" office:value="6488" calcext:value-type="float">
            <text:p>648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536" calcext:value-type="float">
            <text:p>1673722217536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</text:p>
          </table:table-cell>
          <table:table-cell office:value-type="float" office:value="6525" calcext:value-type="float">
            <text:p>652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543" calcext:value-type="float">
            <text:p>1673722217543</text:p>
          </table:table-cell>
          <table:table-cell office:value-type="float" office:value="6518" calcext:value-type="float">
            <text:p>651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http://34.132.27.196/</text:p>
          </table:table-cell>
          <table:table-cell office:value-type="float" office:value="6518" calcext:value-type="float">
            <text:p>6518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572" calcext:value-type="float">
            <text:p>1673722217572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http://34.132.27.196/</text:p>
          </table:table-cell>
          <table:table-cell office:value-type="float" office:value="6505" calcext:value-type="float">
            <text:p>6505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569" calcext:value-type="float">
            <text:p>1673722217569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http://34.132.27.196/</text:p>
          </table:table-cell>
          <table:table-cell office:value-type="float" office:value="6512" calcext:value-type="float">
            <text:p>651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559" calcext:value-type="float">
            <text:p>1673722217559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</text:p>
          </table:table-cell>
          <table:table-cell office:value-type="float" office:value="6558" calcext:value-type="float">
            <text:p>65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576" calcext:value-type="float">
            <text:p>1673722217576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http://34.132.27.196/</text:p>
          </table:table-cell>
          <table:table-cell office:value-type="float" office:value="6546" calcext:value-type="float">
            <text:p>654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555" calcext:value-type="float">
            <text:p>1673722217555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http://34.132.27.196/</text:p>
          </table:table-cell>
          <table:table-cell office:value-type="float" office:value="6570" calcext:value-type="float">
            <text:p>657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563" calcext:value-type="float">
            <text:p>1673722217563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http://34.132.27.196/</text:p>
          </table:table-cell>
          <table:table-cell office:value-type="float" office:value="6562" calcext:value-type="float">
            <text:p>656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557" calcext:value-type="float">
            <text:p>1673722217557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6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http://34.132.27.196/</text:p>
          </table:table-cell>
          <table:table-cell office:value-type="float" office:value="6579" calcext:value-type="float">
            <text:p>657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593" calcext:value-type="float">
            <text:p>1673722217593</text:p>
          </table:table-cell>
          <table:table-cell office:value-type="float" office:value="6565" calcext:value-type="float">
            <text:p>656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http://34.132.27.196/</text:p>
          </table:table-cell>
          <table:table-cell office:value-type="float" office:value="6562" calcext:value-type="float">
            <text:p>656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673722217587" calcext:value-type="float">
            <text:p>1673722217587</text:p>
          </table:table-cell>
          <table:table-cell office:value-type="float" office:value="6572" calcext:value-type="float">
            <text:p>657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http://34.132.27.196/</text:p>
          </table:table-cell>
          <table:table-cell office:value-type="float" office:value="6572" calcext:value-type="float">
            <text:p>6572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598" calcext:value-type="float">
            <text:p>1673722217598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http://34.132.27.196/</text:p>
          </table:table-cell>
          <table:table-cell office:value-type="float" office:value="6584" calcext:value-type="float">
            <text:p>658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590" calcext:value-type="float">
            <text:p>1673722217590</text:p>
          </table:table-cell>
          <table:table-cell office:value-type="float" office:value="6596" calcext:value-type="float">
            <text:p>659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http://34.132.27.196/</text:p>
          </table:table-cell>
          <table:table-cell office:value-type="float" office:value="6596" calcext:value-type="float">
            <text:p>659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584" calcext:value-type="float">
            <text:p>1673722217584</text:p>
          </table:table-cell>
          <table:table-cell office:value-type="float" office:value="6604" calcext:value-type="float">
            <text:p>660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http://34.132.27.196/</text:p>
          </table:table-cell>
          <table:table-cell office:value-type="float" office:value="6604" calcext:value-type="float">
            <text:p>660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604" calcext:value-type="float">
            <text:p>1673722217604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http://34.132.27.196/</text:p>
          </table:table-cell>
          <table:table-cell office:value-type="float" office:value="6627" calcext:value-type="float">
            <text:p>662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601" calcext:value-type="float">
            <text:p>1673722217601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http://34.132.27.196/</text:p>
          </table:table-cell>
          <table:table-cell office:value-type="float" office:value="6634" calcext:value-type="float">
            <text:p>6634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596" calcext:value-type="float">
            <text:p>1673722217596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http://34.132.27.196/</text:p>
          </table:table-cell>
          <table:table-cell office:value-type="float" office:value="6668" calcext:value-type="float">
            <text:p>666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580" calcext:value-type="float">
            <text:p>1673722217580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http://34.132.27.196/</text:p>
          </table:table-cell>
          <table:table-cell office:value-type="float" office:value="6687" calcext:value-type="float">
            <text:p>668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579" calcext:value-type="float">
            <text:p>1673722217579</text:p>
          </table:table-cell>
          <table:table-cell office:value-type="float" office:value="6692" calcext:value-type="float">
            <text:p>669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7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http://34.132.27.196/</text:p>
          </table:table-cell>
          <table:table-cell office:value-type="float" office:value="6692" calcext:value-type="float">
            <text:p>669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617" calcext:value-type="float">
            <text:p>1673722217617</text:p>
          </table:table-cell>
          <table:table-cell office:value-type="float" office:value="6711" calcext:value-type="float">
            <text:p>671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http://34.132.27.196/</text:p>
          </table:table-cell>
          <table:table-cell office:value-type="float" office:value="6707" calcext:value-type="float">
            <text:p>670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620" calcext:value-type="float">
            <text:p>1673722217620</text:p>
          </table:table-cell>
          <table:table-cell office:value-type="float" office:value="6709" calcext:value-type="float">
            <text:p>67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http://34.132.27.196/</text:p>
          </table:table-cell>
          <table:table-cell office:value-type="float" office:value="6708" calcext:value-type="float">
            <text:p>6708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623" calcext:value-type="float">
            <text:p>1673722217623</text:p>
          </table:table-cell>
          <table:table-cell office:value-type="float" office:value="6709" calcext:value-type="float">
            <text:p>670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http://34.132.27.196/</text:p>
          </table:table-cell>
          <table:table-cell office:value-type="float" office:value="6705" calcext:value-type="float">
            <text:p>670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614" calcext:value-type="float">
            <text:p>1673722217614</text:p>
          </table:table-cell>
          <table:table-cell office:value-type="float" office:value="6719" calcext:value-type="float">
            <text:p>671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ttp://34.132.27.196/</text:p>
          </table:table-cell>
          <table:table-cell office:value-type="float" office:value="6718" calcext:value-type="float">
            <text:p>671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611" calcext:value-type="float">
            <text:p>1673722217611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ttp://34.132.27.196/</text:p>
          </table:table-cell>
          <table:table-cell office:value-type="float" office:value="6723" calcext:value-type="float">
            <text:p>672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638" calcext:value-type="float">
            <text:p>1673722217638</text:p>
          </table:table-cell>
          <table:table-cell office:value-type="float" office:value="6729" calcext:value-type="float">
            <text:p>672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http://34.132.27.196/</text:p>
          </table:table-cell>
          <table:table-cell office:value-type="float" office:value="6725" calcext:value-type="float">
            <text:p>672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673722217626" calcext:value-type="float">
            <text:p>1673722217626</text:p>
          </table:table-cell>
          <table:table-cell office:value-type="float" office:value="6741" calcext:value-type="float">
            <text:p>6741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http://34.132.27.196/</text:p>
          </table:table-cell>
          <table:table-cell office:value-type="float" office:value="6741" calcext:value-type="float">
            <text:p>674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644" calcext:value-type="float">
            <text:p>1673722217644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7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ttp://34.132.27.196/</text:p>
          </table:table-cell>
          <table:table-cell office:value-type="float" office:value="6747" calcext:value-type="float">
            <text:p>6747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628" calcext:value-type="float">
            <text:p>1673722217628</text:p>
          </table:table-cell>
          <table:table-cell office:value-type="float" office:value="6767" calcext:value-type="float">
            <text:p>676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ttp://34.132.27.196/</text:p>
          </table:table-cell>
          <table:table-cell office:value-type="float" office:value="6767" calcext:value-type="float">
            <text:p>676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office:value-type="float" office:value="1673722217641" calcext:value-type="float">
            <text:p>1673722217641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6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ttp://34.132.27.196/</text:p>
          </table:table-cell>
          <table:table-cell office:value-type="float" office:value="6756" calcext:value-type="float">
            <text:p>6756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648" calcext:value-type="float">
            <text:p>1673722217648</text:p>
          </table:table-cell>
          <table:table-cell office:value-type="float" office:value="6759" calcext:value-type="float">
            <text:p>6759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8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http://34.132.27.196/</text:p>
          </table:table-cell>
          <table:table-cell office:value-type="float" office:value="6757" calcext:value-type="float">
            <text:p>675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654" calcext:value-type="float">
            <text:p>1673722217654</text:p>
          </table:table-cell>
          <table:table-cell office:value-type="float" office:value="6774" calcext:value-type="float">
            <text:p>6774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300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http://34.132.27.196/</text:p>
          </table:table-cell>
          <table:table-cell office:value-type="float" office:value="6774" calcext:value-type="float">
            <text:p>677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office:value-type="float" office:value="1673722217651" calcext:value-type="float">
            <text:p>1673722217651</text:p>
          </table:table-cell>
          <table:table-cell office:value-type="float" office:value="6780" calcext:value-type="float">
            <text:p>6780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9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ttp://34.132.27.196/</text:p>
          </table:table-cell>
          <table:table-cell office:value-type="float" office:value="6780" calcext:value-type="float">
            <text:p>678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635" calcext:value-type="float">
            <text:p>1673722217635</text:p>
          </table:table-cell>
          <table:table-cell office:value-type="float" office:value="6798" calcext:value-type="float">
            <text:p>6798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ttp://34.132.27.196/</text:p>
          </table:table-cell>
          <table:table-cell office:value-type="float" office:value="6796" calcext:value-type="float">
            <text:p>679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float" office:value="1673722217632" calcext:value-type="float">
            <text:p>1673722217632</text:p>
          </table:table-cell>
          <table:table-cell office:value-type="float" office:value="6802" calcext:value-type="float">
            <text:p>6802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9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://34.132.27.196/</text:p>
          </table:table-cell>
          <table:table-cell office:value-type="float" office:value="6802" calcext:value-type="float">
            <text:p>680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float" office:value="1673722217608" calcext:value-type="float">
            <text:p>1673722217608</text:p>
          </table:table-cell>
          <table:table-cell office:value-type="float" office:value="6837" calcext:value-type="float">
            <text:p>6837</text:p>
          </table:table-cell>
          <table:table-cell office:value-type="string" calcext:value-type="string">
            <text:p>HTTP Reques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28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11831" calcext:value-type="float">
            <text:p>11831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34.132.27.196/</text:p>
          </table:table-cell>
          <table:table-cell office:value-type="float" office:value="6835" calcext:value-type="float">
            <text:p>683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 table:number-rows-repeated="11">
          <table:table-cell table:number-columns-repeated="26"/>
        </table:table-row>
        <table:table-row table:style-name="ro1">
          <table:table-cell table:number-columns-repeated="24"/>
          <table:table-cell office:value-type="string" calcext:value-type="string">
            <text:p>Média tempo de conexão:</text:p>
          </table:table-cell>
          <table:table-cell table:formula="of:=AVERAGE([.Q2:.Q301])" office:value-type="float" office:value="121.373333333333" calcext:value-type="float">
            <text:p>121,37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14T19:10:43.375003679</dc:date>
    <meta:editing-duration>PT9M7S</meta:editing-duration>
    <meta:editing-cycles>1</meta:editing-cycles>
    <meta:document-statistic meta:table-count="1" meta:cell-count="4819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resultado.O1:resultado.O301" chart:data-source-has-labels="row" svg:x="0.32cm" svg:y="0.18cm" svg:width="12.799cm" svg:height="8.64cm">
          <chartooo:coordinate-region svg:x="1.312cm" svg:y="0.301cm" svg:width="11.80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ado.O2:resultado.O301" chart:label-cell-address="resultado.O1:resultado.O1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resultado.O1:resultado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9">
                <text:p>1679</text:p>
                <draw:g>
                  <svg:desc>resultado.O2:resultado.O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3">
                <text:p>2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3">
                <text:p>3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75">
                <text:p>30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5">
                <text:p>3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38">
                <text:p>3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21">
                <text:p>41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26">
                <text:p>4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2">
                <text:p>45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68">
                <text:p>4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98">
                <text:p>45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14">
                <text:p>46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64">
                <text:p>46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83">
                <text:p>46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68">
                <text:p>46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09">
                <text:p>4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27">
                <text:p>47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59">
                <text:p>47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82">
                <text:p>47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18">
                <text:p>48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23">
                <text:p>48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13">
                <text:p>49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99">
                <text:p>48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92">
                <text:p>4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56">
                <text:p>49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31">
                <text:p>50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39">
                <text:p>50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53">
                <text:p>50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89">
                <text:p>50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87">
                <text:p>50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101">
                <text:p>51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165">
                <text:p>51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01">
                <text:p>52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01">
                <text:p>52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37">
                <text:p>52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78">
                <text:p>52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94">
                <text:p>52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303">
                <text:p>53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321">
                <text:p>53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28">
                <text:p>53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58">
                <text:p>54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485">
                <text:p>54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27">
                <text:p>55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67">
                <text:p>55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622">
                <text:p>56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656">
                <text:p>56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663">
                <text:p>56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661">
                <text:p>56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677">
                <text:p>56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85">
                <text:p>56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94">
                <text:p>56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06">
                <text:p>57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05">
                <text:p>57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09">
                <text:p>57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709">
                <text:p>57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25">
                <text:p>57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722">
                <text:p>57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736">
                <text:p>57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51">
                <text:p>57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63">
                <text:p>57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786">
                <text:p>57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94">
                <text:p>57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27">
                <text:p>58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40">
                <text:p>58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862">
                <text:p>58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873">
                <text:p>58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82">
                <text:p>58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02">
                <text:p>59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47">
                <text:p>60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52">
                <text:p>60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69">
                <text:p>61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61">
                <text:p>61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62">
                <text:p>61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99">
                <text:p>61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09">
                <text:p>62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201">
                <text:p>62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28">
                <text:p>62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4">
                <text:p>62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58">
                <text:p>62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22">
                <text:p>63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325">
                <text:p>63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69">
                <text:p>63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90">
                <text:p>639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95">
                <text:p>63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55">
                <text:p>64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39">
                <text:p>64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64">
                <text:p>64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478">
                <text:p>64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88">
                <text:p>64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518">
                <text:p>65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558">
                <text:p>65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546">
                <text:p>6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562">
                <text:p>65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572">
                <text:p>65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584">
                <text:p>65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596">
                <text:p>65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604">
                <text:p>66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627">
                <text:p>66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634">
                <text:p>66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692">
                <text:p>66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707">
                <text:p>67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705">
                <text:p>67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718">
                <text:p>67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747">
                <text:p>67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767">
                <text:p>67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802">
                <text:p>68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835">
                <text:p>68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4.201cm" style:legend-expansion="high" chart:style-name="ch2"/>
        <chart:plot-area chart:style-name="ch3" table:cell-range-address="resultado.Q1:resultado.Q301" chart:data-source-has-labels="row" svg:x="0.32cm" svg:y="0.18cm" svg:width="12.746cm" svg:height="8.64cm">
          <chartooo:coordinate-region svg:x="1.127cm" svg:y="0.301cm" svg:width="11.93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ado.Q2:resultado.Q301" chart:label-cell-address="resultado.Q1:resultado.Q1" chart:class="chart:line"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nect</text:p>
                <draw:g>
                  <svg:desc>resultado.Q1:resultado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">
                <text:p>134</text:p>
                <draw:g>
                  <svg:desc>resultado.Q2:resultado.Q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5">
                <text:p>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